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3.289cm"/>
    </style:style>
    <style:style style:name="co3" style:family="table-column">
      <style:table-column-properties fo:break-before="auto" style:column-width="14.296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cat_sat_conf_reg_tp_id</text:p>
          </table:table-cell>
          <table:table-cell office:value-type="string" calcext:value-type="string">
            <text:p>cat_sat_conf_imps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SONA MORAL IVA 16 General de Ley Personas Morales PERSONA MOR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MOBILIARIA EXENTO General de Ley Personas Morales PERSONA MO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SONA MORAL IVA 16 Personas Morales con Fines no Lucrativos PERSONA MO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NMOBILIARIA EXENTO Personas Morales con Fines no Lucrativos PERSONA MOR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SONA MORAL IVA 16 Personas Físicas con Actividades Empresariales y Profesionales PERSONA FISI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ESICO PERSONA FISICA IVA 16 Régimen Simplificado de Confianza PERSONA MOR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SONA MORAL IVA 16 Régimen Simplificado de Confianza PERSONA FISIC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ONF ARRENADAMIENTO PERSONA FISICA A PERSONA MORAL Personas Físicas con Actividades Empresariales y Profesionales PERSONA FISIC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6:19:32.550075063</meta:creation-date>
    <dc:date>2024-02-06T16:28:50.660763260</dc:date>
    <meta:editing-duration>PT9M18S</meta:editing-duration>
    <meta:editing-cycles>2</meta:editing-cycles>
    <meta:generator>LibreOffice/7.3.7.2$Linux_X86_64 LibreOffice_project/30$Build-2</meta:generator>
    <meta:document-statistic meta:table-count="1" meta:cell-count="45" meta:object-count="0"/>
  </office:meta>
</office:document-meta>
</file>